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2$Win32 OpenOffice.org_project/412m3$Build-9782</meta:generator>
    <dc:date>2016-04-28T16:56:26.70</dc:date>
    <meta:document-statistic meta:table-count="0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